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AnnotationSqlScriptsTests.metaSql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AnnotationSqlScriptsTests.metaSqlGroup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